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76d1a" officeooo:paragraph-rsid="00076d1a"/>
    </style:style>
    <style:style style:name="P2" style:family="paragraph" style:parent-style-name="Text_20_body">
      <style:text-properties officeooo:rsid="00076d1a" officeooo:paragraph-rsid="00076d1a"/>
    </style:style>
    <style:style style:name="P3" style:family="paragraph" style:parent-style-name="Text_20_body">
      <style:text-properties officeooo:rsid="00082f21" officeooo:paragraph-rsid="00082f21"/>
    </style:style>
    <style:style style:name="P4" style:family="paragraph" style:parent-style-name="Text_20_body">
      <style:text-properties officeooo:rsid="000b3826" officeooo:paragraph-rsid="000b3826"/>
    </style:style>
    <style:style style:name="P5" style:family="paragraph" style:parent-style-name="Text_20_body">
      <style:text-properties fo:font-weight="normal" officeooo:rsid="00082f21" officeooo:paragraph-rsid="00082f21" style:font-weight-asian="normal" style:font-weight-complex="normal"/>
    </style:style>
    <style:style style:name="P6" style:family="paragraph" style:parent-style-name="Text_20_body">
      <style:text-properties fo:font-weight="normal" officeooo:rsid="0009afb1" officeooo:paragraph-rsid="0009afb1" style:font-weight-asian="normal" style:font-weight-complex="normal"/>
    </style:style>
    <style:style style:name="P7" style:family="paragraph" style:parent-style-name="Text_20_body">
      <style:text-properties fo:font-weight="normal" officeooo:rsid="000b3826" officeooo:paragraph-rsid="000b3826" style:font-weight-asian="normal" style:font-weight-complex="normal"/>
    </style:style>
    <style:style style:name="P8" style:family="paragraph" style:parent-style-name="Text_20_body">
      <style:text-properties fo:font-weight="normal" officeooo:rsid="000ca3e7" officeooo:paragraph-rsid="000ca3e7" style:font-weight-asian="normal" style:font-weight-complex="normal"/>
    </style:style>
    <style:style style:name="P9" style:family="paragraph" style:parent-style-name="Text_20_body">
      <style:text-properties fo:font-weight="normal" officeooo:rsid="000d3d23" officeooo:paragraph-rsid="000d3d23" style:font-weight-asian="normal" style:font-weight-complex="normal"/>
    </style:style>
    <style:style style:name="P10" style:family="paragraph" style:parent-style-name="Text_20_body">
      <style:text-properties fo:font-weight="normal" officeooo:rsid="000db6e9" officeooo:paragraph-rsid="000db6e9" style:font-weight-asian="normal" style:font-weight-complex="normal"/>
    </style:style>
    <style:style style:name="P11" style:family="paragraph" style:parent-style-name="Text_20_body">
      <style:text-properties officeooo:rsid="000ca3e7" officeooo:paragraph-rsid="000ca3e7"/>
    </style:style>
    <style:style style:name="P12" style:family="paragraph" style:parent-style-name="Heading_20_4">
      <style:text-properties officeooo:rsid="00076d1a" officeooo:paragraph-rsid="00076d1a"/>
    </style:style>
    <style:style style:name="P13" style:family="paragraph" style:parent-style-name="Heading_20_4">
      <style:text-properties officeooo:rsid="000b3826" officeooo:paragraph-rsid="000b3826"/>
    </style:style>
    <style:style style:name="P14" style:family="paragraph" style:parent-style-name="Text_20_body">
      <style:text-properties style:text-underline-style="none" fo:font-weight="normal" officeooo:rsid="000db6e9" officeooo:paragraph-rsid="000db6e9" style:font-weight-asian="normal" style:font-weight-complex="normal"/>
    </style:style>
    <style:style style:name="P15" style:family="paragraph" style:parent-style-name="Text_20_body">
      <style:text-properties fo:font-weight="normal" officeooo:rsid="000d6079" officeooo:paragraph-rsid="000d6079" style:font-weight-asian="normal" style:font-weight-complex="normal"/>
    </style:style>
    <style:style style:name="P16" style:family="paragraph" style:parent-style-name="Text_20_body">
      <style:text-properties fo:font-weight="normal" officeooo:rsid="0012bb76" officeooo:paragraph-rsid="0012bb7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382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b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-CARDHEROES CARDS</text:p>
      <text:h text:style-name="P12" text:outline-level="4">Robots:</text:h>
      <text:p text:style-name="P2">Sword Rookie: Hard-Hitter 3 cost 4/2 -Historic Wartime Robot- <text:s/>“He is a stickman.”</text:p>
      <text:p text:style-name="P3">Basic <text:span text:style-name="T1">Bot: All 1 cost 2/2 -Toyish Robot- “A simple robot for kids. Don’t ask why he is in the battlefield.”</text:span></text:p>
      <text:p text:style-name="P5">Robot Making Arm: Hard-Hitter 3 cost 3/1 When Played: Make a Basic Bot. -<text:span text:style-name="T2">Worktime</text:span> Toyish Robot- “He makes the robots for kids. He shouldn’t be here too.”</text:p>
      <text:p text:style-name="P6">Show Fan: Electric 1 cost ½ <text:s/>When you play a trick: this gets +1/+1. -Funtime Robot- “He is in just for the show.”</text:p>
      <text:p text:style-name="P7">Nationalist Patron: Protector 2 cost 1/3 Robot Units cost 1 less. -Worktime Robot- “He is a proud nationalist. It gives him free electricity.”</text:p>
      <text:p text:style-name="P7">Hammer:Hard-Hitter 1 cost Do 2 damage. -Worktime Trick- “BONK!”</text:p>
      <text:p text:style-name="P7">Overvolt:Electric 2 cost A robot does a bonus attack. -Trick- “A good 240V is good enough to charge a bot to make it berserk.”</text:p>
      <text:p text:style-name="P15">Robotic Doggy: Wild 1 cost 2/2 <text:span text:style-name="T3">Hunt</text:span><text:span text:style-name="T4"> -Animal-like Robot- “A robot and a dog is hard to keep. But this? This is a another level of hard.”</text:span></text:p>
      <text:p text:style-name="P16"><text:span text:style-name="T5">C</text:span><text:span text:style-name="T4">ard Gamer:Electric 2 cost 3/1 When Played:Draw a card. -Funtime Robot- “He knows all the cards of magic.”</text:span></text:p>
      <text:h text:style-name="P13" text:outline-level="4">Animals:</text:h>
      <text:p text:style-name="P4">Street Dog:All 1 cost 2/2 -Downtown Dog Animal- “A common but a good boy.”</text:p>
      <text:p text:style-name="P4">Beefy Buffalo:Grow &amp; Blow 3 cost 2/3 This gets +1/+1 -Livestock Animal- When you play a animal. “He is beefy because of friendship.”</text:p>
      <text:p text:style-name="P4">Cockroach: Muscle &amp; Multiply 0 cost 1/1 Team-Up -Bug Animal- “Its small,annoying &amp; the best card in the game.”</text:p>
      <text:p text:style-name="P11">Protein Powder:Muscle &amp; Multiply 2 cost Give all animals +2 attack. -Trick- “The powder is even good for the habitat.”</text:p>
      <text:p text:style-name="P11">Whiping Monkey: Grow &amp; Blow 2 cost 2/3 This gets +1/+1 when the robots play a trick -Monkey Rouge Animal- “He killed one of the zookeepers for the whip. Now thats curel AND wild.”</text:p>
      <text:p text:style-name="P8">Experienced Dog:Muscle &amp; Multiply 3 cost 4/2 -Dog Rouge Animal- “<text:bookmark-start text:name="__DdeLink__66_2107768956"/>He is experiened with destroying metal. Maybe too expeienced.”<text:bookmark-end text:name="__DdeLink__66_2107768956"/></text:p>
      <text:p text:style-name="P9">RNG Egg: Shell &amp; Sway 2 cost 0/2 Start of turn: turn this into a animal that costs between 2 and 6. -Baby Bird Animal- “Whats in the egg? Its a cockroach...”</text:p>
      <text:p text:style-name="P9">Empty Shell: Shell &amp; Sway 1 cost 0/6 Team-Up -Shelled Animal- “The turtle who left it died because of hammer. Sad.”</text:p>
      <text:p text:style-name="P10"><text:soft-page-break/>Skin Peeling Snake: Shell &amp; Sway 4 cost 2/4 -Snake Animal- Team-Up. Start of turn: Move this and leave a <text:span text:style-name="T3">Snake Skin. </text:span><text:span text:style-name="T4"><text:s/>“First Custom Card that is not a rebalanced or directly ported heroes card.”</text:span></text:p>
      <text:p text:style-name="P14">Sanke Skin: Shell &amp; Sway 1 cost 0/3 -Snake Waste Animal- Team-up. “First token.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20:25:54.620987892</meta:creation-date>
    <dc:date>2024-10-22T23:28:24.965286943</dc:date>
    <meta:editing-duration>PT3H30M27S</meta:editing-duration>
    <meta:editing-cycles>8</meta:editing-cycles>
    <meta:generator>LibreOffice/24.2.6.2$Linux_X86_64 LibreOffice_project/420$Build-2</meta:generator>
    <meta:document-statistic meta:table-count="0" meta:image-count="0" meta:object-count="0" meta:page-count="2" meta:paragraph-count="22" meta:word-count="420" meta:character-count="2350" meta:non-whitespace-character-count="1949"/>
  </office:meta>
</office:document-meta>
</file>